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a2" style:family="table" style:master-page-name="PageStyle_5f_Sayfa2">
      <style:table-properties table:display="true" style:writing-mode="lr-tb"/>
    </style: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able-cell-properties fo:background-color="#ffc000"/>
    </style:style>
    <style:style style:name="ce3" style:family="table-cell" style:parent-style-name="Excel_20_Built-in_20_Normal">
      <style:table-cell-properties fo:background-color="#ff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 style:data-style-name="N5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Excel_20_Built-in_20_Normal" style:data-style-name="N511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yfa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omain,</text:p>
          </table:table-cell>
          <table:table-cell table:style-name="ce4" office:value-type="float" office:value="1">
            <text:p>1</text:p>
          </table:table-cell>
          <table:table-cell office:value-type="string">
            <text:p>int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ceive Time,</text:p>
          </table:table-cell>
          <table:table-cell table:style-name="ce5" office:value-type="date" office:date-value="2011-01-25T05:45:17">
            <text:p>25.01.2011 05:45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rial #,</text:p>
          </table:table-cell>
          <table:table-cell table:style-name="ce6" office:value-type="string">
            <text:p>0004C100832,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ype,</text:p>
          </table:table-cell>
          <table:table-cell table:style-name="ce7" office:value-type="string">
            <text:p>THREAT,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Threat/Content Type,</text:p>
          </table:table-cell>
          <table:table-cell table:style-name="ce6" office:value-type="string">
            <text:p>vulnerability,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Config Version,</text:p>
          </table:table-cell>
          <table:table-cell table:style-name="ce6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nerate Time,</text:p>
          </table:table-cell>
          <table:table-cell table:style-name="ce8" office:value-type="date" office:date-value="2011-01-25T05:45:12">
            <text:p>25.01.2011 05:45</text:p>
          </table:table-cell>
          <table:table-cell office:value-type="string">
            <text:p>date_time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ource address,</text:p>
          </table:table-cell>
          <table:table-cell table:style-name="ce9" office:value-type="string">
            <text:p>193.189.142.32,</text:p>
          </table:table-cell>
          <table:table-cell office:value-type="string">
            <text:p>str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tination address,</text:p>
          </table:table-cell>
          <table:table-cell table:style-name="ce9" office:value-type="string">
            <text:p>168.216.29.89,</text:p>
          </table:table-cell>
          <table:table-cell office:value-type="string">
            <text:p>str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AT Source IP,</text:p>
          </table:table-cell>
          <table:table-cell table:style-name="ce9" office:value-type="string">
            <text:p>192.168.0.12,</text:p>
          </table:table-cell>
          <table:table-cell office:value-type="string">
            <text:p>str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AT Destination IP,</text:p>
          </table:table-cell>
          <table:table-cell table:style-name="ce9" office:value-type="string">
            <text:p>168.216.29.89,</text:p>
          </table:table-cell>
          <table:table-cell office:value-type="string">
            <text:p>str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ule,</text:p>
          </table:table-cell>
          <table:table-cell table:style-name="ce9" office:value-type="string">
            <text:p>Dis_Web_Server_erisim,</text:p>
          </table:table-cell>
          <table:table-cell office:value-type="string">
            <text:p>str9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ource User,</text:p>
          </table:table-cell>
          <table:table-cell table:style-name="ce9" office:value-type="string">
            <text:p>,</text:p>
          </table:table-cell>
          <table:table-cell office:value-type="string">
            <text:p>usersid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Destination User,</text:p>
          </table:table-cell>
          <table:table-cell table:style-name="ce6" office:value-type="string">
            <text:p>,</text:p>
          </table:table-cell>
          <table:table-cell/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pplication,</text:p>
          </table:table-cell>
          <table:table-cell table:style-name="ce4" office:value-type="string">
            <text:p>web-browsing,</text:p>
          </table:table-cell>
          <table:table-cell office:value-type="string">
            <text:p>str1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rtual System,</text:p>
          </table:table-cell>
          <table:table-cell table:style-name="ce6" office:value-type="string">
            <text:p>vsys1,</text:p>
          </table:table-cell>
          <table:table-cell/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Source Zone,</text:p>
          </table:table-cell>
          <table:table-cell table:style-name="ce6" office:value-type="string">
            <text:p>DMZ,</text:p>
          </table:table-cell>
          <table:table-cell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Destination Zone,</text:p>
          </table:table-cell>
          <table:table-cell table:style-name="ce6" office:value-type="string">
            <text:p>Internet,</text:p>
          </table:table-cell>
          <table:table-cell/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Inbound Interface,</text:p>
          </table:table-cell>
          <table:table-cell table:style-name="ce4" office:value-type="string">
            <text:p>ethernet1/1,</text:p>
          </table:table-cell>
          <table:table-cell office:value-type="string">
            <text:p>str1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Outbound Interface,</text:p>
          </table:table-cell>
          <table:table-cell table:style-name="ce4" office:value-type="string">
            <text:p>ethernet1/4,</text:p>
          </table:table-cell>
          <table:table-cell office:value-type="string">
            <text:p>str2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Log Action,</text:p>
          </table:table-cell>
          <table:table-cell table:style-name="ce6" office:value-type="string">
            <text:p>,</text:p>
          </table:table-cell>
          <table:table-cell/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Time Logged,</text:p>
          </table:table-cell>
          <table:table-cell table:style-name="ce5" office:value-type="date" office:date-value="2011-01-25T05:45:17">
            <text:p>25.01.2011 05:45</text:p>
          </table:table-cell>
          <table:table-cell/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ession ID,</text:p>
          </table:table-cell>
          <table:table-cell table:style-name="ce4" office:value-type="float" office:value="56500">
            <text:p>56500</text:p>
          </table:table-cell>
          <table:table-cell office:value-type="string">
            <text:p>int7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peat Count,</text:p>
          </table:table-cell>
          <table:table-cell table:style-name="ce4" office:value-type="float" office:value="1">
            <text:p>1</text:p>
          </table:table-cell>
          <table:table-cell office:value-type="string">
            <text:p>int2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ource Port,</text:p>
          </table:table-cell>
          <table:table-cell table:style-name="ce4" office:value-type="float" office:value="80">
            <text:p>80</text:p>
          </table:table-cell>
          <table:table-cell office:value-type="string">
            <text:p>int3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stination Port,</text:p>
          </table:table-cell>
          <table:table-cell table:style-name="ce4" office:value-type="float" office:value="4149">
            <text:p>4149</text:p>
          </table:table-cell>
          <table:table-cell office:value-type="string">
            <text:p>int4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 Source Port,</text:p>
          </table:table-cell>
          <table:table-cell table:style-name="ce4" office:value-type="float" office:value="80">
            <text:p>80</text:p>
          </table:table-cell>
          <table:table-cell office:value-type="string">
            <text:p>int5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 Destination Port,</text:p>
          </table:table-cell>
          <table:table-cell table:style-name="ce4" office:value-type="float" office:value="4149">
            <text:p>4149</text:p>
          </table:table-cell>
          <table:table-cell office:value-type="string">
            <text:p>int6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Flags,</text:p>
          </table:table-cell>
          <table:table-cell table:style-name="ce6" office:value-type="string">
            <text:p>0x40,</text:p>
          </table:table-cell>
          <table:table-cell/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IP Protocol,</text:p>
          </table:table-cell>
          <table:table-cell table:style-name="ce4" office:value-type="string">
            <text:p>tcp,</text:p>
          </table:table-cell>
          <table:table-cell office:value-type="string">
            <text:p>str7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,</text:p>
          </table:table-cell>
          <table:table-cell table:style-name="ce4" office:value-type="string">
            <text:p>alert,</text:p>
          </table:table-cell>
          <table:table-cell office:value-type="string">
            <text:p>eventtype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URL,</text:p>
          </table:table-cell>
          <table:table-cell table:style-name="ce6" office:value-type="string">
            <text:p>,</text:p>
          </table:table-cell>
          <table:table-cell/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reat/Content Name,</text:p>
          </table:table-cell>
          <table:table-cell table:style-name="ce4" office:value-type="string">
            <text:p>HTTP Non RFC-Compliant Response Found(32880),</text:p>
          </table:table-cell>
          <table:table-cell office:value-type="string">
            <text:p>str8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ategory,</text:p>
          </table:table-cell>
          <table:table-cell table:style-name="ce4" office:value-type="string">
            <text:p>any,</text:p>
          </table:table-cell>
          <table:table-cell office:value-type="string">
            <text:p>eventcategory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Severity,</text:p>
          </table:table-cell>
          <table:table-cell table:style-name="ce6" office:value-type="string">
            <text:p>informational,</text:p>
          </table:table-cell>
          <table:table-cell/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Direction</text:p>
          </table:table-cell>
          <table:table-cell table:style-name="ce6" office:value-type="string">
            <text:p>server-to-client</text:p>
          </table:table-cell>
          <table:table-cell/>
          <table:table-cell office:value-type="float" office:value="35">
            <text:p>35</text:p>
          </table:table-cell>
          <table:table-cell table:number-columns-repeated="102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2" table:style-name="ta2" table:print="false">
        <table:table-column table:style-name="co4" table:number-columns-repeated="1024" table:default-cell-style-name="Excel_20_Built-in_20_Normal"/>
        <table:table-row table:style-name="ro1">
          <table:table-cell office:value-type="string">
            <text:p>Domain,Receive Time,Serial #,Type,Threat/Content Type,Config Version,Generate Time,Source address,Destination address,NAT Source IP,NAT Destination IP,Rule,Source User,Destination User,Application,Virtual System,Source Zone,Destination Zone,Inbound Interface,Outbound Interface,Log Action,Time Logged,Session ID,Repeat Count,Source Port,Destination Port,NAT Source Port,NAT Destination Port,Flags,IP Protocol,Action,URL,Threat/Content Name,Category,Severity,Direction</text:p>
          </table:table-cell>
          <table:table-cell table:number-columns-repeated="1023"/>
        </table:table-row>
        <table:table-row table:style-name="ro1">
          <table:table-cell office:value-type="string">
            <text:p>1,2011/01/25 05:45:17,0004C100832,THREAT,vulnerability,2,2011/01/25 05:45:12,193.189.142.32,168.216.29.89,192.168.0.12,168.216.29.89,Dis_Web_Server_erisim,,,web-browsing,vsys1,DMZ,Internet,ethernet1/1,ethernet1/4,,2011/01/25 05:45:17,56500,1,80,4149,80,414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06:00:17,0004C100832,THREAT,vulnerability,2,2011/01/25 06:00:12,193.189.142.31,88.202.62.1,192.168.0.10,88.202.62.1,Dis_Web_Server_erisim,,,web-browsing,vsys1,DMZ,Internet,ethernet1/1,ethernet1/4,,2011/01/25 06:00:17,99208,1,80,61633,80,6163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175.186.50,192.168.0.12,212.175.186.50,Dis_Web_Server_erisim,,,web-browsing,vsys1,DMZ,Internet,ethernet1/1,ethernet1/4,,2011/01/25 11:01:30,32952,11,80,49558,80,4955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29.71,192.168.0.12,78.189.29.71,Dis_Web_Server_erisim,,,web-browsing,vsys1,DMZ,Internet,ethernet1/1,ethernet1/4,,2011/01/25 11:01:30,36515,1,80,1758,80,175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193.140.86.3,192.168.0.12,193.140.86.3,Dis_Web_Server_erisim,,,web-browsing,vsys1,DMZ,Internet,ethernet1/1,ethernet1/4,,2011/01/25 11:01:30,31066,2,80,20164,80,2016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2.89.185,192.168.0.12,78.182.89.185,Dis_Web_Server_erisim,,,web-browsing,vsys1,DMZ,Internet,ethernet1/1,ethernet1/4,,2011/01/25 11:01:30,22947,5,80,49895,80,4989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2.52.8,192.168.0.12,85.102.52.8,Dis_Web_Server_erisim,,,web-browsing,vsys1,DMZ,Internet,ethernet1/1,ethernet1/4,,2011/01/25 11:01:30,37616,2,80,12606,80,1260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2.222.21.131,192.168.0.12,82.222.21.131,Dis_Web_Server_erisim,,,web-browsing,vsys1,DMZ,Internet,ethernet1/1,ethernet1/4,,2011/01/25 11:01:30,46973,3,80,37966,80,3796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181.215,192.168.0.12,78.189.181.215,Dis_Web_Server_erisim,,,web-browsing,vsys1,DMZ,Internet,ethernet1/1,ethernet1/4,,2011/01/25 11:01:30,37766,23,80,62088,80,6208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67.79.188,192.168.0.12,78.167.79.188,Dis_Web_Server_erisim,,,web-browsing,vsys1,DMZ,Internet,ethernet1/1,ethernet1/4,,2011/01/25 11:01:30,26693,1,80,49309,80,4930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7.161.238,192.168.0.12,85.97.161.238,Dis_Web_Server_erisim,,,web-browsing,vsys1,DMZ,Internet,ethernet1/1,ethernet1/4,,2011/01/25 11:01:30,24418,3,80,4968,80,496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6.147.13,192.168.0.12,85.96.147.13,Dis_Web_Server_erisim,,,web-browsing,vsys1,DMZ,Internet,ethernet1/1,ethernet1/4,,2011/01/25 11:01:30,22242,1,80,2576,80,257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117.217,192.168.0.12,78.189.117.217,Dis_Web_Server_erisim,,,web-browsing,vsys1,DMZ,Internet,ethernet1/1,ethernet1/4,,2011/01/25 11:01:30,22166,2,80,2191,80,219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8.23.180,192.168.0.12,78.188.23.180,Dis_Web_Server_erisim,,,web-browsing,vsys1,DMZ,Internet,ethernet1/1,ethernet1/4,,2011/01/25 11:01:30,37164,16,80,3150,80,315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175.233.99,192.168.0.12,212.175.233.99,Dis_Web_Server_erisim,,,web-browsing,vsys1,DMZ,Internet,ethernet1/1,ethernet1/4,,2011/01/25 11:01:30,42389,7,80,63876,80,6387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9.42.80,192.168.0.12,95.9.42.80,Dis_Web_Server_erisim,,,web-browsing,vsys1,DMZ,Internet,ethernet1/1,ethernet1/4,,2011/01/25 11:01:30,1102,2,80,62924,80,6292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55.123.50,192.168.0.12,88.255.123.50,Dis_Web_Server_erisim,,,web-browsing,vsys1,DMZ,Internet,ethernet1/1,ethernet1/4,,2011/01/25 11:01:30,34872,3,80,19522,80,1952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2.45.29.242,192.168.0.12,92.45.29.242,Dis_Web_Server_erisim,,,web-browsing,vsys1,DMZ,Internet,ethernet1/1,ethernet1/4,,2011/01/25 11:01:30,2131,5,80,33730,80,3373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3.243.5.7,192.168.0.12,213.243.5.7,Dis_Web_Server_erisim,,,web-browsing,vsys1,DMZ,Internet,ethernet1/1,ethernet1/4,,2011/01/25 11:01:30,39426,7,80,47157,80,47157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8.107.195,192.168.0.12,85.108.107.195,Dis_Web_Server_erisim,,,web-browsing,vsys1,DMZ,Internet,ethernet1/1,ethernet1/4,,2011/01/25 11:01:30,43234,2,80,55451,80,5545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9.137.103,192.168.0.12,95.9.137.103,Dis_Web_Server_erisim,,,web-browsing,vsys1,DMZ,Internet,ethernet1/1,ethernet1/4,,2011/01/25 11:01:30,18998,38,80,11170,80,1117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8.19.139,192.168.0.12,78.188.19.139,Dis_Web_Server_erisim,,,web-browsing,vsys1,DMZ,Internet,ethernet1/1,ethernet1/4,,2011/01/25 11:01:30,42825,1,80,12443,80,1244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2.199.209,192.168.0.12,78.182.199.209,Dis_Web_Server_erisim,,,web-browsing,vsys1,DMZ,Internet,ethernet1/1,ethernet1/4,,2011/01/25 11:01:30,24426,2,80,50461,80,5046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39.234.12,192.168.0.12,88.239.234.12,Dis_Web_Server_erisim,,,web-browsing,vsys1,DMZ,Internet,ethernet1/1,ethernet1/4,,2011/01/25 11:01:30,28954,1,80,18779,80,1877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0.165.30,192.168.0.12,95.0.165.30,Dis_Web_Server_erisim,,,web-browsing,vsys1,DMZ,Internet,ethernet1/1,ethernet1/4,,2011/01/25 11:01:30,34488,5,80,50543,80,5054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4.255.86,192.168.0.12,78.184.255.86,Dis_Web_Server_erisim,,,web-browsing,vsys1,DMZ,Internet,ethernet1/1,ethernet1/4,,2011/01/25 11:01:30,36785,2,80,61364,80,6136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33.47,192.168.0.12,78.189.33.47,Dis_Web_Server_erisim,,,web-browsing,vsys1,DMZ,Internet,ethernet1/1,ethernet1/4,,2011/01/25 11:01:30,24103,3,80,1522,80,152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0.101.239,192.168.0.12,85.100.101.239,Dis_Web_Server_erisim,,,web-browsing,vsys1,DMZ,Internet,ethernet1/1,ethernet1/4,,2011/01/25 11:01:30,16210,1,80,1688,80,168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73.74.127,192.168.0.12,78.173.74.127,Dis_Web_Server_erisim,,,web-browsing,vsys1,DMZ,Internet,ethernet1/1,ethernet1/4,,2011/01/25 11:01:30,38737,4,80,57784,80,5778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5.216.95,192.168.0.12,88.225.216.95,Dis_Web_Server_erisim,,,web-browsing,vsys1,DMZ,Internet,ethernet1/1,ethernet1/4,,2011/01/25 11:01:30,39286,2,80,3218,80,321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6.89.230,192.168.0.12,85.96.89.230,Dis_Web_Server_erisim,,,web-browsing,vsys1,DMZ,Internet,ethernet1/1,ethernet1/4,,2011/01/25 11:01:30,37686,2,80,1585,80,158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34.39.158,192.168.0.12,88.234.39.158,Dis_Web_Server_erisim,,,web-browsing,vsys1,DMZ,Internet,ethernet1/1,ethernet1/4,,2011/01/25 11:01:30,41289,1,80,49401,80,4940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65.213.243.130,192.168.0.12,65.213.243.130,Dis_Web_Server_erisim,,,web-browsing,vsys1,DMZ,Internet,ethernet1/1,ethernet1/4,,2011/01/25 11:01:30,31326,1,80,38138,80,3813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175.131.193,192.168.0.12,212.175.131.193,Dis_Web_Server_erisim,,,web-browsing,vsys1,DMZ,Internet,ethernet1/1,ethernet1/4,,2011/01/25 11:01:30,23344,4,80,64655,80,6465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91.73.226,192.168.0.12,78.191.73.226,Dis_Web_Server_erisim,,,web-browsing,vsys1,DMZ,Internet,ethernet1/1,ethernet1/4,,2011/01/25 11:01:30,45846,1,80,1352,80,135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6.53.250,192.168.0.12,85.96.53.250,Dis_Web_Server_erisim,,,web-browsing,vsys1,DMZ,Internet,ethernet1/1,ethernet1/4,,2011/01/25 11:01:30,35083,1,80,24267,80,24267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3.218.148,192.168.0.12,85.103.218.148,Dis_Web_Server_erisim,,,web-browsing,vsys1,DMZ,Internet,ethernet1/1,ethernet1/4,,2011/01/25 11:01:30,33226,2,80,2333,80,233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47.17.15,192.168.0.12,88.247.17.15,Dis_Web_Server_erisim,,,web-browsing,vsys1,DMZ,Internet,ethernet1/1,ethernet1/4,,2011/01/25 11:01:30,20552,2,80,50989,80,5098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5.155.239,192.168.0.12,85.105.155.239,Dis_Web_Server_erisim,,,web-browsing,vsys1,DMZ,Internet,ethernet1/1,ethernet1/4,,2011/01/25 11:01:30,43050,2,80,27009,80,2700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54.138.94,192.168.0.12,88.254.138.94,Dis_Web_Server_erisim,,,web-browsing,vsys1,DMZ,Internet,ethernet1/1,ethernet1/4,,2011/01/25 11:01:30,35738,2,80,1946,80,194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2.137.201.151,192.168.0.12,82.137.201.151,Dis_Web_Server_erisim,,,web-browsing,vsys1,DMZ,Internet,ethernet1/1,ethernet1/4,,2011/01/25 11:01:30,21450,4,80,49170,80,4917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3.194.169,192.168.0.12,85.103.194.169,Dis_Web_Server_erisim,,,web-browsing,vsys1,DMZ,Internet,ethernet1/1,ethernet1/4,,2011/01/25 11:01:30,42806,2,80,1346,80,134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35.42.99,192.168.0.12,88.235.42.99,Dis_Web_Server_erisim,,,web-browsing,vsys1,DMZ,Internet,ethernet1/1,ethernet1/4,,2011/01/25 11:01:30,43554,2,80,2024,80,202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76.87.246,192.168.0.12,78.176.87.246,Dis_Web_Server_erisim,,,web-browsing,vsys1,DMZ,Internet,ethernet1/1,ethernet1/4,,2011/01/25 11:01:30,36322,1,80,1936,80,193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7.67.43,192.168.0.12,85.97.67.43,Dis_Web_Server_erisim,,,web-browsing,vsys1,DMZ,Internet,ethernet1/1,ethernet1/4,,2011/01/25 11:01:30,24251,2,80,1715,80,171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9.70.78,192.168.0.12,85.99.70.78,Dis_Web_Server_erisim,,,web-browsing,vsys1,DMZ,Internet,ethernet1/1,ethernet1/4,,2011/01/25 11:01:30,42198,1,80,1361,80,136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14.78.122,192.168.0.12,95.14.78.122,Dis_Web_Server_erisim,,,web-browsing,vsys1,DMZ,Internet,ethernet1/1,ethernet1/4,,2011/01/25 11:01:30,16500,1,80,1812,80,181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64.164.51,192.168.0.12,78.164.164.51,Dis_Web_Server_erisim,,,web-browsing,vsys1,DMZ,Internet,ethernet1/1,ethernet1/4,,2011/01/25 11:01:30,28562,1,80,3526,80,352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193.192.125.196,192.168.0.12,193.192.125.196,Dis_Web_Server_erisim,,,web-browsing,vsys1,DMZ,Internet,ethernet1/1,ethernet1/4,,2011/01/25 11:01:30,32222,1,80,27310,80,2731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44.171.255,192.168.0.12,88.244.171.255,Dis_Web_Server_erisim,,,web-browsing,vsys1,DMZ,Internet,ethernet1/1,ethernet1/4,,2011/01/25 11:01:30,27271,2,80,2171,80,217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63.101.208,192.168.0.12,78.163.101.208,Dis_Web_Server_erisim,,,web-browsing,vsys1,DMZ,Internet,ethernet1/1,ethernet1/4,,2011/01/25 11:01:30,35484,1,80,14292,80,1429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4.55.130.236,192.168.0.12,94.55.130.236,Dis_Web_Server_erisim,,,web-browsing,vsys1,DMZ,Internet,ethernet1/1,ethernet1/4,,2011/01/25 11:01:30,41612,1,80,55376,80,5537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73.182.249,192.168.0.12,78.173.182.249,Dis_Web_Server_erisim,,,web-browsing,vsys1,DMZ,Internet,ethernet1/1,ethernet1/4,,2011/01/25 11:01:30,39690,1,80,12124,80,1212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62.215.5.66,192.168.0.12,62.215.5.66,Dis_Web_Server_erisim,,,web-browsing,vsys1,DMZ,Internet,ethernet1/1,ethernet1/4,,2011/01/25 11:01:30,24071,1,80,25478,80,2547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6.21.214,192.168.0.12,85.96.21.214,Dis_Web_Server_erisim,,,web-browsing,vsys1,DMZ,Internet,ethernet1/1,ethernet1/4,,2011/01/25 11:01:30,43556,1,80,53360,80,5336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43.216.124,192.168.0.12,88.243.216.124,Dis_Web_Server_erisim,,,web-browsing,vsys1,DMZ,Internet,ethernet1/1,ethernet1/4,,2011/01/25 11:01:30,40757,1,80,21734,80,2173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1.213.143.211,192.168.0.12,81.213.143.211,Dis_Web_Server_erisim,,,web-browsing,vsys1,DMZ,Internet,ethernet1/1,ethernet1/4,,2011/01/25 11:01:30,26119,2,80,50532,80,5053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15.125.3,192.168.0.12,95.15.125.3,Dis_Web_Server_erisim,,,web-browsing,vsys1,DMZ,Internet,ethernet1/1,ethernet1/4,,2011/01/25 11:01:30,41250,3,80,2214,80,221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5.211.156,192.168.0.12,88.225.211.156,Dis_Web_Server_erisim,,,web-browsing,vsys1,DMZ,Internet,ethernet1/1,ethernet1/4,,2011/01/25 11:01:30,28391,2,80,49941,80,4994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6.205.7,192.168.0.12,78.186.205.7,Dis_Web_Server_erisim,,,web-browsing,vsys1,DMZ,Internet,ethernet1/1,ethernet1/4,,2011/01/25 11:01:30,49032,2,80,2571,80,257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50.114.180,192.168.0.12,88.250.114.180,Dis_Web_Server_erisim,,,web-browsing,vsys1,DMZ,Internet,ethernet1/1,ethernet1/4,,2011/01/25 11:01:30,43669,3,80,1995,80,199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8.65.221,192.168.0.12,88.228.65.221,Dis_Web_Server_erisim,,,web-browsing,vsys1,DMZ,Internet,ethernet1/1,ethernet1/4,,2011/01/25 11:01:30,30880,1,80,1968,80,196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29.242,192.168.0.12,78.189.29.242,Dis_Web_Server_erisim,,,web-browsing,vsys1,DMZ,Internet,ethernet1/1,ethernet1/4,,2011/01/25 11:01:30,36890,1,80,17068,80,1706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5.97.121,192.168.0.12,78.185.97.121,Dis_Web_Server_erisim,,,web-browsing,vsys1,DMZ,Internet,ethernet1/1,ethernet1/4,,2011/01/25 11:01:30,30339,1,80,49402,80,4940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63.65.196,192.168.0.12,78.163.65.196,Dis_Web_Server_erisim,,,web-browsing,vsys1,DMZ,Internet,ethernet1/1,ethernet1/4,,2011/01/25 11:01:30,39636,1,80,2642,80,264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190.120.224.77,192.168.0.12,190.120.224.77,Dis_Web_Server_erisim,,,web-browsing,vsys1,DMZ,Internet,ethernet1/1,ethernet1/4,,2011/01/25 11:01:30,38087,1,80,32996,80,3299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5.125.110,192.168.0.12,85.105.125.110,Dis_Web_Server_erisim,,,web-browsing,vsys1,DMZ,Internet,ethernet1/1,ethernet1/4,,2011/01/25 11:01:30,26629,1,80,4427,80,4427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5.173.243.32,192.168.0.12,95.173.243.32,Dis_Web_Server_erisim,,,web-browsing,vsys1,DMZ,Internet,ethernet1/1,ethernet1/4,,2011/01/25 11:01:30,26287,1,80,3194,80,319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70.170.196,192.168.0.12,78.170.170.196,Dis_Web_Server_erisim,,,web-browsing,vsys1,DMZ,Internet,ethernet1/1,ethernet1/4,,2011/01/25 11:01:30,34085,1,80,3200,80,320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2.45.73.18,192.168.0.12,92.45.73.18,Dis_Web_Server_erisim,,,web-browsing,vsys1,DMZ,Internet,ethernet1/1,ethernet1/4,,2011/01/25 11:01:30,24615,1,80,44320,80,4432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8.102.218,192.168.0.12,78.188.102.218,Dis_Web_Server_erisim,,,web-browsing,vsys1,DMZ,Internet,ethernet1/1,ethernet1/4,,2011/01/25 11:01:30,18549,1,80,1504,80,150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156.187.42,192.168.0.12,212.156.187.42,Dis_Web_Server_erisim,,,web-browsing,vsys1,DMZ,Internet,ethernet1/1,ethernet1/4,,2011/01/25 11:01:30,18536,1,80,1593,80,159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31.89.59,192.168.0.12,88.231.89.59,Dis_Web_Server_erisim,,,web-browsing,vsys1,DMZ,Internet,ethernet1/1,ethernet1/4,,2011/01/25 11:01:30,42437,1,80,49444,80,4944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188.3.48.40,192.168.0.12,188.3.48.40,Dis_Web_Server_erisim,,,web-browsing,vsys1,DMZ,Internet,ethernet1/1,ethernet1/4,,2011/01/25 11:01:30,14568,1,80,54973,80,5497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9.102.14,192.168.0.12,78.189.102.14,Dis_Web_Server_erisim,,,web-browsing,vsys1,DMZ,Internet,ethernet1/1,ethernet1/4,,2011/01/25 11:01:30,51834,2,80,49183,80,4918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9.246.209,192.168.0.12,85.99.246.209,Dis_Web_Server_erisim,,,web-browsing,vsys1,DMZ,Internet,ethernet1/1,ethernet1/4,,2011/01/25 11:01:30,37602,1,80,16183,80,1618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1.214.28.46,192.168.0.12,81.214.28.46,Dis_Web_Server_erisim,,,web-browsing,vsys1,DMZ,Internet,ethernet1/1,ethernet1/4,,2011/01/25 11:01:30,42927,1,80,4310,80,4310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4.222.66,192.168.0.12,85.104.222.66,Dis_Web_Server_erisim,,,web-browsing,vsys1,DMZ,Internet,ethernet1/1,ethernet1/4,,2011/01/25 11:01:30,37384,1,80,1444,80,1444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34.105.235,192.168.0.12,88.234.105.235,Dis_Web_Server_erisim,,,web-browsing,vsys1,DMZ,Internet,ethernet1/1,ethernet1/4,,2011/01/25 11:01:30,40970,1,80,49669,80,4966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47.38.236,192.168.0.12,88.247.38.236,Dis_Web_Server_erisim,,,web-browsing,vsys1,DMZ,Internet,ethernet1/1,ethernet1/4,,2011/01/25 11:01:30,38042,1,80,1282,80,128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4.55.196.13,192.168.0.12,94.55.196.13,Dis_Web_Server_erisim,,,web-browsing,vsys1,DMZ,Internet,ethernet1/1,ethernet1/4,,2011/01/25 11:01:30,69898,1,80,49172,80,4917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3.161.186,192.168.0.12,85.103.161.186,Dis_Web_Server_erisim,,,web-browsing,vsys1,DMZ,Internet,ethernet1/1,ethernet1/4,,2011/01/25 11:01:30,28909,1,80,50353,80,5035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6.108.207.99,192.168.0.12,86.108.207.99,Dis_Web_Server_erisim,,,web-browsing,vsys1,DMZ,Internet,ethernet1/1,ethernet1/4,,2011/01/25 11:01:30,40106,1,80,49853,80,4985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58.251.80.6,192.168.0.12,58.251.80.6,Dis_Web_Server_erisim,,,web-browsing,vsys1,DMZ,Internet,ethernet1/1,ethernet1/4,,2011/01/25 11:01:30,32819,1,80,4621,80,462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8.54.39,192.168.0.12,78.188.54.39,Dis_Web_Server_erisim,,,web-browsing,vsys1,DMZ,Internet,ethernet1/1,ethernet1/4,,2011/01/25 11:01:30,14079,1,80,64366,80,6436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78.60.12,192.168.0.12,78.178.60.12,Dis_Web_Server_erisim,,,web-browsing,vsys1,DMZ,Internet,ethernet1/1,ethernet1/4,,2011/01/25 11:01:30,38884,1,80,1301,80,130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97.119.132,192.168.0.12,85.97.119.132,Dis_Web_Server_erisim,,,web-browsing,vsys1,DMZ,Internet,ethernet1/1,ethernet1/4,,2011/01/25 11:01:30,36211,1,80,2428,80,242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252.212.252,192.168.0.12,212.252.212.252,Dis_Web_Server_erisim,,,web-browsing,vsys1,DMZ,Internet,ethernet1/1,ethernet1/4,,2011/01/25 11:01:30,27304,1,80,29472,80,29472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5.124.73,192.168.0.12,85.105.124.73,Dis_Web_Server_erisim,,,web-browsing,vsys1,DMZ,Internet,ethernet1/1,ethernet1/4,,2011/01/25 11:01:30,39039,1,80,1873,80,1873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94.54.223.51,192.168.0.12,94.54.223.51,Dis_Web_Server_erisim,,,web-browsing,vsys1,DMZ,Internet,ethernet1/1,ethernet1/4,,2011/01/25 11:01:30,34384,2,80,49277,80,49277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8.252.212,192.168.0.12,88.228.252.212,Dis_Web_Server_erisim,,,web-browsing,vsys1,DMZ,Internet,ethernet1/1,ethernet1/4,,2011/01/25 11:01:30,22087,1,80,1698,80,169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78.184.179.77,192.168.0.12,78.184.179.77,Dis_Web_Server_erisim,,,web-browsing,vsys1,DMZ,Internet,ethernet1/1,ethernet1/4,,2011/01/25 11:01:30,34727,1,80,12616,80,12616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212.154.48.2,192.168.0.12,212.154.48.2,Dis_Web_Server_erisim,,,web-browsing,vsys1,DMZ,Internet,ethernet1/1,ethernet1/4,,2011/01/25 11:01:30,34713,1,80,23039,80,23039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5.105.15.139,192.168.0.12,85.105.15.139,Dis_Web_Server_erisim,,,web-browsing,vsys1,DMZ,Internet,ethernet1/1,ethernet1/4,,2011/01/25 11:01:30,29683,1,80,33941,80,3394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8.193.83,192.168.0.12,88.228.193.83,Dis_Web_Server_erisim,,,web-browsing,vsys1,DMZ,Internet,ethernet1/1,ethernet1/4,,2011/01/25 11:01:30,17375,1,80,26481,80,26481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8.225.218.183,192.168.0.12,88.225.218.183,Dis_Web_Server_erisim,,,web-browsing,vsys1,DMZ,Internet,ethernet1/1,ethernet1/4,,2011/01/25 11:01:30,24155,1,80,1337,80,1337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1.215.230.80,192.168.0.12,81.215.230.80,Dis_Web_Server_erisim,,,web-browsing,vsys1,DMZ,Internet,ethernet1/1,ethernet1/4,,2011/01/25 11:01:30,38208,1,80,50025,80,50025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62.29.18.68,192.168.0.12,62.29.18.68,Dis_Web_Server_erisim,,,web-browsing,vsys1,DMZ,Internet,ethernet1/1,ethernet1/4,,2011/01/25 11:01:30,39446,1,80,1198,80,1198,0x40,tcp,alert,,HTTP Non RFC-Compliant Response Found(32880),any,informational,server-to-client</text:p>
          </table:table-cell>
          <table:table-cell table:number-columns-repeated="1023"/>
        </table:table-row>
        <table:table-row table:style-name="ro1">
          <table:table-cell office:value-type="string">
            <text:p>1,2011/01/25 11:01:30,0004C100832,THREAT,vulnerability,2,2011/01/25 11:01:25,193.189.142.32,81.214.6.161,192.168.0.12,81.214.6.161,Dis_Web_Server_erisim,,,web-browsing,vsys1,DMZ,Internet,ethernet1/1,ethernet1/4,,2011/01/25 11:01:30,36405,1,80,13630,80,13630,0x40,tcp,alert,,HTTP Non RFC-Compliant Response Found(32880),any,informational,server-to-client</text:p>
          </table:table-cell>
          <table:table-cell table:number-columns-repeated="1023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number:number-style style:name="N5000" number:language="tr" number:country="TR">
      <number:number number:min-integer-digits="1"/>
    </number:number-style>
    <number:number-style style:name="N5106P0" style:volatile="true" number:language="tr" number:country="TR">
      <number:number number:decimal-places="0" number:min-integer-digits="1" number:grouping="true"/>
      <number:text> TL</number:text>
    </number:number-style>
    <number:number-style style:name="N5106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5106P0"/>
    </number:number-style>
    <number:number-style style:name="N5107P0" style:volatile="true" number:language="tr" number:country="TR">
      <number:number number:decimal-places="0" number:min-integer-digits="1" number:grouping="true"/>
      <number:text> TL</number:text>
    </number:number-style>
    <number:number-style style:name="N5107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5107P0"/>
    </number:number-style>
    <number:number-style style:name="N5108P0" style:volatile="true" number:language="tr" number:country="TR">
      <number:number number:decimal-places="2" number:min-integer-digits="1" number:grouping="true"/>
      <number:text> TL</number:text>
    </number:number-style>
    <number:number-style style:name="N5108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5108P0"/>
    </number:number-style>
    <number:number-style style:name="N5109P0" style:volatile="true" number:language="tr" number:country="TR">
      <number:number number:decimal-places="2" number:min-integer-digits="1" number:grouping="true"/>
      <number:text> TL</number:text>
    </number:number-style>
    <number:number-style style:name="N5109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5109P0"/>
    </number:number-style>
    <number:date-style style:name="N5110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511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5112" number:language="tr" number:country="TR">
      <number:day number:style="long"/>
      <number:text>.</number:text>
      <number:month number:textual="true"/>
    </number:date-style>
    <number:date-style style:name="N5113" number:language="tr" number:country="TR">
      <number:month number:textual="true"/>
      <number:text>.</number:text>
      <number:year/>
    </number:date-style>
    <number:time-style style:name="N5114" number:language="tr" number:country="TR">
      <number:hours/>
      <number:text>:</number:text>
      <number:minutes number:style="long"/>
      <number:text> </number:text>
      <number:am-pm/>
    </number:time-style>
    <number:time-style style:name="N5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tr" number:country="TR">
      <number:number number:decimal-places="0" number:min-integer-digits="1" number:grouping="true"/>
      <number:text>     </number:text>
    </number:number-style>
    <number:number-style style:name="N511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tr" number:country="TR">
      <number:number number:decimal-places="0" number:min-integer-digits="1" number:grouping="true"/>
      <number:text>     </number:text>
    </number:number-style>
    <number:number-style style:name="N511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tr" number:country="TR">
      <number:number number:decimal-places="2" number:min-integer-digits="1" number:grouping="true"/>
      <number:text>     </number:text>
    </number:number-style>
    <number:number-style style:name="N511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tr" number:country="TR">
      <number:number number:decimal-places="2" number:min-integer-digits="1" number:grouping="true"/>
      <number:text>     </number:text>
    </number:number-style>
    <number:number-style style:name="N512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tr" number:country="TR">
      <number:text> </number:text>
      <number:number number:decimal-places="0" number:min-integer-digits="1" number:grouping="true"/>
      <number:text>      </number:text>
    </number:number-style>
    <number:number-style style:name="N5121P1" style:volatile="true" number:language="tr" number:country="TR">
      <number:text>-</number:text>
      <number:number number:decimal-places="0" number:min-integer-digits="1" number:grouping="true"/>
      <number:text>      </number:text>
    </number:number-style>
    <number:number-style style:name="N5121P2" style:volatile="true" number:language="tr" number:country="TR">
      <number:text> -      </number:text>
    </number:number-style>
    <number:text-style style:name="N5121" number:language="tr" number:country="T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tr" number:country="TR">
      <number:text> </number:text>
      <number:number number:decimal-places="0" number:min-integer-digits="1" number:grouping="true"/>
      <number:text> TL </number:text>
    </number:number-style>
    <number:number-style style:name="N5122P1" style:volatile="true" number:language="tr" number:country="TR">
      <number:text>-</number:text>
      <number:number number:decimal-places="0" number:min-integer-digits="1" number:grouping="true"/>
      <number:text> TL </number:text>
    </number:number-style>
    <number:number-style style:name="N5122P2" style:volatile="true" number:language="tr" number:country="TR">
      <number:text> - TL </number:text>
    </number:number-style>
    <number:text-style style:name="N5122" number:language="tr" number:country="T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tr" number:country="TR">
      <number:text> </number:text>
      <number:number number:decimal-places="2" number:min-integer-digits="1" number:grouping="true"/>
      <number:text>      </number:text>
    </number:number-style>
    <number:number-style style:name="N5123P1" style:volatile="true" number:language="tr" number:country="TR">
      <number:text>-</number:text>
      <number:number number:decimal-places="2" number:min-integer-digits="1" number:grouping="true"/>
      <number:text>      </number:text>
    </number:number-style>
    <number:number-style style:name="N5123P2" style:volatile="true" number:language="tr" number:country="TR">
      <number:text> -</number:text>
      <number:number number:decimal-places="0" number:min-integer-digits="0"/>
      <number:text>      </number:text>
    </number:number-style>
    <number:text-style style:name="N5123" number:language="tr" number:country="T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tr" number:country="TR">
      <number:text> </number:text>
      <number:number number:decimal-places="2" number:min-integer-digits="1" number:grouping="true"/>
      <number:text> TL </number:text>
    </number:number-style>
    <number:number-style style:name="N5124P1" style:volatile="true" number:language="tr" number:country="TR">
      <number:text>-</number:text>
      <number:number number:decimal-places="2" number:min-integer-digits="1" number:grouping="true"/>
      <number:text> TL </number:text>
    </number:number-style>
    <number:number-style style:name="N5124P2" style:volatile="true" number:language="tr" number:country="TR">
      <number:text> -</number:text>
      <number:number number:decimal-places="0" number:min-integer-digits="0"/>
      <number:text> TL </number:text>
    </number:number-style>
    <number:text-style style:name="N5124" number:language="tr" number:country="T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tr" number:country="TR">
      <number:minutes number:style="long"/>
      <number:text>:</number:text>
      <number:seconds number:style="long"/>
    </number:time-style>
    <number:time-style style:name="N5126" number:language="tr" number:country="T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tr" number:country="TR">
      <number:minutes number:style="long"/>
      <number:text>:</number:text>
      <number:seconds number:style="long" number:decimal-places="1"/>
    </number:time-style>
    <number:number-style style:name="N5128" number:language="tr" number:country="TR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.04.2011</text:date>, <text:time>09:14:42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2" style:display-name="PageStyle_Sayf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8T09:14:42.01</dc:date>
    <dc:creator>Ali </dc:creator>
    <meta:generator>OpenOffice.org/3.2$Win32 OpenOffice.org_project/320m12$Build-9483</meta:generator>
    <meta:editing-duration>PT00H03M44S</meta:editing-duration>
    <meta:editing-cycles>1</meta:editing-cycles>
    <meta:document-statistic meta:table-count="2" meta:cell-count="229" meta:object-count="0"/>
  </office:meta>
</office:document-meta>
</file>